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23cm" svg:height="8cm" svg:x="0.6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5T08:36:39.233475205</dc:date>
    <meta:editing-duration>PT3M9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24cm" svg:height="8.001cm" xlink:href="." xlink:type="simple" chart:class="chart:scatter" chart:style-name="ch1">
        <chart:plot-area chart:style-name="ch2" chart:data-source-has-labels="both" svg:x="0.284cm" svg:y="0.16cm" svg:width="13.656cm" svg:height="7.681cm">
          <chart:coordinate-region svg:x="0.826cm" svg:y="0.359cm" svg:width="13.02cm" svg:height="7.28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0941083133185146">
                <text:p>-0.0941083133185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15643446504023">
                <text:p>-0.15643446504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314107590781275">
                <text:p>-0.031410759078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941083133185135">
                <text:p>0.0941083133185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0293685676944">
                <text:p>0.9602936856769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612907053652978">
                <text:p>0.612907053652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314107590781267">
                <text:p>0.03141075907812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0941083133185117">
                <text:p>-0.0941083133185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562083377852129">
                <text:p>-0.562083377852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827080574274561">
                <text:p>-0.827080574274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91006524188367">
                <text:p>-0.8910065241883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0293685676944">
                <text:p>-0.960293685676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612907053652978">
                <text:p>-0.6129070536529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156434465040232">
                <text:p>-0.1564344650402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0314107590781268">
                <text:p>-0.0314107590781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0941083133185151">
                <text:p>0.09410831331851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453990499739549">
                <text:p>0.453990499739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562083377852132">
                <text:p>0.5620833778521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50111069630457">
                <text:p>0.7501110696304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827080574274561">
                <text:p>0.8270805742745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891006524188367">
                <text:p>0.891006524188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960293685676944">
                <text:p>0.960293685676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612907053652978">
                <text:p>0.612907053652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314107590781305">
                <text:p>0.0314107590781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094108313318515">
                <text:p>-0.094108313318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453990499739545">
                <text:p>-0.453990499739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562083377852132">
                <text:p>-0.562083377852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750111069630457">
                <text:p>-0.750111069630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827080574274559">
                <text:p>-0.827080574274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891006524188367">
                <text:p>-0.8910065241883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960293685676944">
                <text:p>-0.960293685676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07106781186549">
                <text:p>-0.707106781186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